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7.176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3.363cm"/>
    </style:style>
    <style:style style:name="co10" style:family="table-column">
      <style:table-column-properties fo:break-before="auto" style:column-width="9.186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8" style:family="table-cell" style:parent-style-name="Default" style:data-style-name="N0">
      <style:text-properties fo:color="#55308d"/>
    </style:style>
    <style:style style:name="ce2" style:family="table-cell" style:parent-style-name="Default" style:data-style-name="N0">
      <style:text-properties fo:color="#c9211e"/>
    </style:style>
    <style:style style:name="ce11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3" style:family="table-cell" style:parent-style-name="Default" style:data-style-name="N0">
      <style:text-properties fo:color="#127622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a933"/>
    </style:style>
    <style:style style:name="ce7" style:family="table-cell" style:parent-style-name="Default" style:data-style-name="N0">
      <style:table-cell-properties fo:background-color="transparent"/>
      <style:text-properties fo:color="#00a933"/>
    </style:style>
    <style:style style:name="ce10" style:family="table-cell" style:parent-style-name="Default" style:data-style-name="N0">
      <style:table-cell-properties fo:background-color="#ffff00"/>
      <style:text-properties fo:color="#00a933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color="#127622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" style:family="text">
      <style:text-properties style:text-overline-style="none" style:text-overline-color="font-color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/>
          <table:table-cell table:style-name="ce23" office:value-type="string" calcext:value-type="string">
            <text:p>CL21B105KBFNNNE #C28323</text:p>
          </table:table-cell>
          <table:table-cell/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C19, C21</text:p>
          </table:table-cell>
          <table:table-cell/>
          <table:table-cell table:style-name="ce23" office:value-type="string" calcext:value-type="string">
            <text:p>CL21A106KAYNNNE #C15850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/>
          <table:table-cell table:style-name="ce23" office:value-type="string" calcext:value-type="string">
            <text:p>CC0805KRX7R9BB104 #C49678</text:p>
          </table:table-cell>
          <table:table-cell/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/>
          <table:table-cell office:value-type="string" calcext:value-type="string">
            <text:p>BZB984-C3V3,115 #C435878</text:p>
          </table:table-cell>
          <table:table-cell table:style-name="ce9" office:value-type="string" calcext:value-type="string">
            <text:p>3V3 zener dobles, extended</text:p>
          </table:table-cell>
          <table:table-cell table:style-name="ce10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string" calcext:value-type="string">
            <text:p>https://jlcpcb.com/parts/2nd/Diodes/Zener_Diodes_68</text:p>
          </table:table-cell>
          <table:table-cell/>
          <table:table-cell table:style-name="ce22" office:value-type="string" calcext:value-type="string">
            <text:p>BZT52C3V9 #C545281</text:p>
          </table:table-cell>
          <table:table-cell table:style-name="ce9" office:value-type="string" calcext:value-type="string">
            <text:p>3V9 zener, SOD-123, extended, LGE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89" xlink:type="simple">545-2989</text:a></text:p>
          </table:table-cell>
          <table:table-cell office:value-type="string" calcext:value-type="string">
            <text:p>MMSZ5226B #C707158</text:p>
          </table:table-cell>
          <table:table-cell table:style-name="ce9" office:value-type="string" calcext:value-type="string">
            <text:p>3V3 zener, 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545-2973</text:p>
          </table:table-cell>
          <table:table-cell office:value-type="string" calcext:value-type="string">
            <text:p>MMSZ4683 #C21512</text:p>
          </table:table-cell>
          <table:table-cell table:style-name="ce9" office:value-type="string" calcext:value-type="string">
            <text:p>3V zener, SOD-123, extended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67" xlink:type="simple">545-2967</text:a></text:p>
          </table:table-cell>
          <table:table-cell office:value-type="string" calcext:value-type="string">
            <text:p>MMSZ5222B #C707156</text:p>
          </table:table-cell>
          <table:table-cell table:style-name="ce9" office:value-type="string" calcext:value-type="string">
            <text:p>2V5 zener, <text:s/>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1869230" xlink:type="simple">186-9230</text:a></text:p>
          </table:table-cell>
          <table:table-cell office:value-type="string" calcext:value-type="string">
            <text:p>MMSZ5221B #C707155</text:p>
          </table:table-cell>
          <table:table-cell table:style-name="ce9" office:value-type="string" calcext:value-type="string">
            <text:p>2V4 zener, <text:s/>SOD-123, extended, Slkor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12" office:value-type="string" calcext:value-type="string">
            <text:p>DSB4WD-15LM1YN34 #C669276</text:p>
            <text:p><text:span text:style-name="T1">DSB6RD-15LM1YN32 #C669285</text:span></text:p>
          </table:table-cell>
          <table:table-cell office:value-type="string" calcext:value-type="string">
            <text:p>no estoc</text:p>
          </table:table-cell>
          <table:table-cell table:style-name="ce2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cars</text:p>
          </table:table-cell>
          <table:table-cell table:style-name="ce7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table:style-name="ce2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table:style-name="ce4"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table:style-name="ce4"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table:style-name="ce13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table:style-name="ce6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table:style-name="ce2"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12251103CNG0S115001 #C429954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2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 </text:p>
          </table:table-cell>
          <table:table-cell/>
          <table:table-cell office:value-type="string" calcext:value-type="string">
            <text:p><text:span text:style-name="T2">#C69073</text:span><text:span text:style-name="T3">  #C397360</text:span> #C381137</text:p>
          </table:table-cell>
          <table:table-cell office:value-type="string" calcext:value-type="string">
            <text:p>extended</text:p>
          </table:table-cell>
          <table:table-cell table:style-name="ce7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R1, R2, R5, R6, R9, R10, R11, R12, R13, R14, R15, R16, R17, R18</text:p>
          </table:table-cell>
          <table:table-cell/>
          <table:table-cell office:value-type="string" calcext:value-type="string">
            <text:p>0805W8F5100T5E #C17734</text:p>
          </table:table-cell>
          <table:table-cell office:value-type="string" calcext:value-type="string">
            <text:p>510 ohm</text:p>
          </table:table-cell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table:style-name="ce13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, 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9, R20, R21, R25, R26, R27, R31, R32, R33</text:p>
          </table:table-cell>
          <table:table-cell/>
          <table:table-cell office:value-type="string" calcext:value-type="string">
            <text:p>0805W8F2001T5E #C17604</text:p>
          </table:table-cell>
          <table:table-cell/>
          <table:table-cell table:style-name="ce6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22, R23, R24, R28, R29, R30, R34, R35, R36</text:p>
          </table:table-cell>
          <table:table-cell/>
          <table:table-cell table:style-name="ce12" office:value-type="string" calcext:value-type="string">
            <text:p>0805W8F1001T5E #C17513</text:p>
          </table:table-cell>
          <table:table-cell/>
          <table:table-cell table:style-name="ce6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/>
          <table:table-cell office:value-type="string" calcext:value-type="string">
            <text:p>AMS1117-3.3 #C6186</text:p>
          </table:table-cell>
          <table:table-cell/>
          <table:table-cell table:style-name="ce6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5</text:p>
          </table:table-cell>
          <table:table-cell/>
          <table:table-cell office:value-type="string" calcext:value-type="string">
            <text:p>AMS1117-2.5 <text:s text:c="2"/>#C347221</text:p>
          </table:table-cell>
          <table:table-cell office:value-type="string" calcext:value-type="string">
            <text:p>extended</text:p>
          </table:table-cell>
          <table:table-cell table:style-name="ce10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table:style-name="ce13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3" office:value-type="string" calcext:value-type="string">
            <text:p>comprar ma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cepto BAT54 a reemplazar por otra protección como los Zener</text:p>
          </table:table-cell>
          <table:table-cell table:number-columns-repeated="101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22:09:07.67322932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2T23:15:37.974314461</dc:date>
    <meta:editing-cycles>32</meta:editing-cycles>
    <meta:editing-duration>PT8H28M57S</meta:editing-duration>
    <meta:document-statistic meta:table-count="1" meta:cell-count="673" meta:object-count="0"/>
  </office:meta>
</office:document-meta>
</file>